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Aharoni" svg:font-family="Aharon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8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8cm"/>
    </style:style>
    <style:style style:name="P1" style:family="paragraph">
      <style:paragraph-properties fo:margin-left="0cm" fo:margin-right="0cm" fo:margin-top="0.176cm" fo:margin-bottom="0cm" fo:text-indent="0cm"/>
    </style:style>
    <style:style style:name="T1" style:family="text">
      <style:text-properties fo:language="es" fo:country="C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Universidad de los Ande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Actividad de Divulgación y Promoción</text:p>
            <text:p>Elkin R. Alvis Narváez</text:p>
            <text:p>Septiembre 201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Por qué Ciencias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p text:style-name="P1"><text:span text:style-name="T1">Pasteur</text:span></text:p>
            <text:p text:style-name="P1"><text:span text:style-name="T1"/></text:p>
            <text:p text:style-name="P1"><text:span text:style-name="T1">Descubrimiento de la penicilina</text:span></text:p>
            <text:p text:style-name="P1"><text:span text:style-name="T1"/></text:p>
            <text:p text:style-name="P1"><text:span text:style-name="T1">Tratamientos para Glaucoma (Percy Julian)</text:span></text:p>
            <text:p text:style-name="P1"><text:span text:style-name="T1"/></text:p>
            <text:p text:style-name="P1"><text:span text:style-name="T1">Tratamiento artritis reumatoide (hidrocortisona)</text:span></text:p>
            <text:p text:style-name="P1"><text:span text:style-name="T1"/></text:p>
            <text:p text:style-name="P1"><text:span text:style-name="T1">Hormonas sintéticas para control de natalidad </text:span></text:p>
            <text:p text:style-name="P1"><text:span text:style-name="T1"/></text:p>
            <text:p text:style-name="P1"><text:span text:style-name="T1">Descubrimiento de la forma de sintetizar Vitamina 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iencia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Biología</text:p>
              </text:list-item>
              <text:list-item>
                <text:p>Microbiología</text:p>
              </text:list-item>
              <text:list-item>
                <text:p>Geociencias</text:p>
              </text:list-item>
              <text:list-item>
                <text:p>Química</text:p>
              </text:list-item>
              <text:list-item>
                <text:p>Física</text:p>
              </text:list-item>
              <text:list-item>
                <text:p>Matemátic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¿Por qué Uniandes?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Acreditaciones</text:p>
              </text:list-item>
              <text:list-item>
                <text:p>Recursos</text:p>
              </text:list-item>
              <text:list-item>
                <text:p>Profesores</text:p>
              </text:list-item>
              <text:list-item>
                <text:p>Visión Internacional</text:p>
              </text:list-item>
              <text:list-item>
                <text:p>Flexibilidad Curricular</text:p>
              </text:list-item>
              <text:list-item>
                <text:p>Investigac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creditacion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9 años por MinEducación</text:p>
              </text:list-item>
              <text:list-item>
                <text:p>QS – Ranking ()</text:p>
              </text:list-item>
              <text:list-item>
                <text:p>Times Higher Education – Thomson Reuters (251-275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curso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Sistema de Bibliotecas</text:p>
              </text:list-item>
              <text:list-item>
                <text:p>Tecnología</text:p>
              </text:list-item>
              <text:list-item>
                <text:p>Infraestructura</text:p>
              </text:list-item>
              <text:list-item>
                <text:p>Cultura y Ambien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fesor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Doctores 63%</text:p>
                <text:list>
                  <text:list-item>
                    <text:p>En Ciencias 80%</text:p>
                  </text:list-item>
                </text:list>
              </text:list-item>
              <text:list-item>
                <text:p>Profesores visitan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Visión Internacion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Intercambios</text:p>
                <text:list>
                  <text:list-item>
                    <text:p>Generales</text:p>
                  </text:list-item>
                  <text:list-item>
                    <text:p>Específicos</text:p>
                  </text:list-item>
                </text:list>
              </text:list-item>
              <text:list-item>
                <text:p>Doble titulac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Flexibilidad Curricular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Transferencia Interna</text:p>
              </text:list-item>
              <text:list-item>
                <text:p>Doble Programa</text:p>
              </text:list-item>
              <text:list-item>
                <text:p>Opciones Académicas</text:p>
              </text:list-item>
              <text:list-item>
                <text:p>Materias electivas, formación integral e idiomas</text:p>
              </text:list-item>
              <text:list-item>
                <text:p>Prácticas y Oportunidades Laborales</text:p>
              </text:list-item>
              <text:list-item>
                <text:p>Materias de Posgrado desde el Pregra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vestigació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Calidad de laboratorios</text:p>
                <text:list>
                  <text:list-item>
                    <text:p>Espacios, equipos, personal</text:p>
                  </text:list-item>
                </text:list>
              </text:list-item>
              <text:list-item>
                <text:p>Publicaciones</text:p>
              </text:list-item>
              <text:list-item>
                <text:p>Calidad de publicacion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IOLOGÍ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Genética y Evolución</text:p>
              </text:list-item>
              <text:list-item>
                <text:p>Ecología y Organismos</text:p>
              </text:list-item>
              <text:list-item>
                <text:p>Celular y Molecul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ICROBIOLOGÍA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ndustrial</text:p>
              </text:list-item>
              <text:list-item>
                <text:p>Biomédica</text:p>
              </text:list-item>
              <text:list-item>
                <text:p>Celular y Molecul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OCIENCIA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Física de Terremotos</text:p>
              </text:list-item>
              <text:list-item>
                <text:p>Campos Magnéticos en Planetas del S.S.</text:p>
              </text:list-item>
              <text:list-item>
                <text:p>Palinología</text:p>
              </text:list-item>
              <text:list-item>
                <text:p>Paleoecología</text:p>
              </text:list-item>
              <text:list-item>
                <text:p>Geología Estructural y Tectónica</text:p>
              </text:list-item>
              <text:list-item>
                <text:p>Petrología y Geoquímica</text:p>
              </text:list-item>
              <text:list-item>
                <text:p>Paleontología</text:p>
              </text:list-item>
              <text:list-item>
                <text:p>Petrofísica</text:p>
              </text:list-item>
              <text:list-item>
                <text:p>Geofís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ÍMICA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Síntesis y Caracterización de Compuestos y Materiales Inorgánicos y Orgánicos</text:p>
              </text:list-item>
              <text:list-item>
                <text:p>Fisicoquímica</text:p>
              </text:list-item>
              <text:list-item>
                <text:p>Química Ambiental y Productos Naturales</text:p>
              </text:list-item>
              <text:list-item>
                <text:p>Química Teór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ÍSICA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Astronomía</text:p>
              </text:list-item>
              <text:list-item>
                <text:p>Biofísica Experimental</text:p>
              </text:list-item>
              <text:list-item>
                <text:p>Física Teórica</text:p>
              </text:list-item>
              <text:list-item>
                <text:p>Física de Altas Energías o Partículas Elementales</text:p>
              </text:list-item>
              <text:list-item>
                <text:p>Física de la Materia Condensada</text:p>
              </text:list-item>
              <text:list-item>
                <text:p>Óptica Cuánt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TEMÁTICA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eoría de Conjuntos</text:p>
              </text:list-item>
              <text:list-item>
                <text:p>Álgebra Lineal</text:p>
              </text:list-item>
              <text:list-item>
                <text:p>Topología</text:p>
              </text:list-item>
              <text:list-item>
                <text:p>Geometrí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Bogotá D.C.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Aharoni" svg:font-family="Aharon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595959" draw:end-color="#00b0e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óster-background" style:family="presentation">
      <style:graphic-properties draw:stroke="none" draw:fill="solid" draw:fill-color="#ffffff"/>
      <style:text-properties style:letter-kerning="true"/>
    </style:style>
    <style:style style:name="Pó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ó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óster-outline1" style:family="presentation">
      <style:graphic-properties draw:stroke="none" draw:fill="none" draw:auto-grow-height="false" draw:fit-to-size="shrink-to-fit">
        <text:list-style style:name="Pó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6.59999990463257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óster-outline2" style:family="presentation" style:parent-style-name="Póster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5.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Póster-outline3" style:family="presentation" style:parent-style-name="Póster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5.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Póster-outline4" style:family="presentation" style:parent-style-name="Póster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5.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 fo:hyphenate="false"/>
    </style:style>
    <style:style style:name="Póster-outline5" style:family="presentation" style:parent-style-name="Póster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óster-outline6" style:family="presentation" style:parent-style-name="Póster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óster-outline7" style:family="presentation" style:parent-style-name="Póster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óster-outline8" style:family="presentation" style:parent-style-name="Póster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óster-outline9" style:family="presentation" style:parent-style-name="Póster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Póster-subtitle" style:family="presentation">
      <style:graphic-properties draw:stroke="none" draw:fill="none" draw:textarea-vertical-align="middle">
        <text:list-style style:name="Pó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óster-title" style:family="presentation">
      <style:graphic-properties draw:stroke="none" draw:fill="none" draw:textarea-vertical-align="middle">
        <text:list-style style:name="Pó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6000003814697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svg:stroke-width="0.035cm" draw:stroke-linejoin="miter" draw:fill="solid" draw:fill-color="#000000" draw:textarea-vertical-align="middle" draw:auto-grow-height="false" draw:fit-to-size="false" fo:padding-top="0.028cm" fo:padding-bottom="0.028cm" fo:padding-left="0.055cm" fo:padding-right="0.055cm" fo:wrap-option="wrap"/>
    </style:style>
    <style:style style:name="Mgr4" style:family="graphic">
      <style:graphic-properties draw:stroke="none" svg:stroke-width="0.035cm" draw:stroke-linejoin="miter" draw:fill="solid" draw:fill-color="#595959" draw:textarea-vertical-align="middle" draw:auto-grow-height="false" draw:fit-to-size="false" fo:padding-top="0.028cm" fo:padding-bottom="0.028cm" fo:padding-left="0.055cm" fo:padding-right="0.055cm" fo:wrap-option="wrap"/>
    </style:style>
    <style:style style:name="Mgr5" style:family="graphic" style:parent-style-name="standard">
      <style:graphic-properties draw:stroke="solid" svg:stroke-width="0.318cm" svg:stroke-color="#00b0e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list-style-name="ML3">
      <style:graphic-properties draw:stroke="none" svg:stroke-width="0.035cm" draw:stroke-linejoin="miter" draw:fill="solid" draw:fill-color="#d9d9d9" draw:textarea-vertical-align="top" draw:auto-grow-height="false" draw:fit-to-size="false" fo:padding-top="0.028cm" fo:padding-bottom="0.028cm" fo:padding-left="0.166cm" fo:padding-right="0.166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óster-title">
      <style:graphic-properties draw:stroke="none" svg:stroke-width="0cm" draw:fill="none" draw:textarea-vertical-align="bottom" draw:auto-grow-height="false" draw:fit-to-size="false" fo:min-height="3.181cm" fo:padding-top="0.028cm" fo:padding-bottom="0.028cm" fo:padding-left="0.055cm" fo:padding-right="0.055cm" fo:wrap-option="wrap"/>
    </style:style>
    <style:style style:name="Mpr5" style:family="presentation" style:parent-style-name="Póster-outline1">
      <style:graphic-properties draw:stroke="none" svg:stroke-width="0cm" draw:fill="none" draw:textarea-vertical-align="middle" draw:auto-grow-height="false" draw:fit-to-size="false" fo:min-height="11.048cm" fo:padding-top="0.028cm" fo:padding-bottom="0.028cm" fo:padding-left="0.055cm" fo:padding-right="0.055cm" fo:wrap-option="wrap"/>
    </style:style>
    <style:style style:name="Mpr6" style:family="presentation" style:parent-style-name="Póster-outline1">
      <style:graphic-properties draw:stroke="none" svg:stroke-width="0cm" draw:fill="gradient" draw:fill-gradient-name="Gradient_20_2" draw:textarea-vertical-align="middle" draw:auto-grow-height="false" draw:fit-to-size="false" fo:min-height="11.048cm" fo:padding-top="0.028cm" fo:padding-bottom="0.028cm" fo:padding-left="0.222cm" fo:padding-right="0.055cm" fo:wrap-option="wrap"/>
    </style:style>
    <style:style style:name="Mpr7" style:family="presentation" style:parent-style-name="Póster-outline1">
      <style:graphic-properties draw:stroke="none" svg:stroke-width="0cm" draw:fill="solid" draw:fill-color="#e8e8e8" draw:textarea-vertical-align="middle" draw:auto-grow-height="false" draw:fit-to-size="false" fo:min-height="11.048cm" fo:padding-top="0.028cm" fo:padding-bottom="0.028cm" fo:padding-left="0.222cm" fo:padding-right="0.222cm" fo:wrap-option="wrap"/>
    </style:style>
    <style:style style:name="Mpr8" style:family="presentation" style:parent-style-name="Póster-outline1">
      <style:graphic-properties draw:stroke="none" svg:stroke-width="0cm" draw:fill="none" draw:textarea-vertical-align="top" draw:auto-grow-height="false" draw:fit-to-size="false" fo:min-height="11.048cm" fo:padding-top="0.111cm" fo:padding-bottom="0.028cm" fo:padding-left="0.055cm" fo:padding-right="0.055cm" fo:wrap-option="wrap"/>
    </style:style>
    <style:style style:name="Mpr9" style:family="presentation" style:parent-style-name="Póster-backgroundobjects">
      <style:graphic-properties draw:stroke="none" svg:stroke-width="0cm" draw:fill="none" draw:fill-color="#ffffff" draw:textarea-vertical-align="middle" draw:auto-grow-height="false" draw:fit-to-size="false" fo:min-height="11.048cm" fo:padding-top="0.028cm" fo:padding-bottom="0.028cm" fo:padding-left="0.055cm" fo:padding-right="0.055cm" fo:wrap-option="wrap"/>
    </style:style>
    <style:style style:name="Mpr10" style:family="presentation" style:parent-style-name="Póster-outline1">
      <style:graphic-properties draw:stroke="none" svg:stroke-width="0cm" draw:fill="none" draw:textarea-vertical-align="top" draw:auto-grow-height="false" draw:fit-to-size="false" fo:min-height="11.048cm" fo:padding-top="0.277cm" fo:padding-bottom="0.125cm" fo:padding-left="0.055cm" fo:padding-right="0.055cm" fo:wrap-option="wrap"/>
    </style:style>
    <style:style style:name="Mpr11" style:family="presentation" style:parent-style-name="Póster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ó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6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font-size="17.6000003814697pt" fo:hyphenate="false"/>
    </style:style>
    <style:style style:name="MP7" style:family="paragraph">
      <style:paragraph-properties fo:margin-left="0cm" fo:margin-right="0cm" fo:margin-top="0.023cm" fo:margin-bottom="0cm" fo:line-height="100%" fo:text-align="start" fo:text-indent="0cm" style:punctuation-wrap="hanging" style:writing-mode="lr-tb"/>
      <style:text-properties fo:font-size="17.6000003814697pt" fo:hyphenate="false"/>
    </style:style>
    <style:style style:name="MP8" style:family="paragraph">
      <style:paragraph-properties fo:margin-left="0cm" fo:margin-right="0cm" fo:margin-top="0.185cm" fo:margin-bottom="0cm" fo:line-height="100%" fo:text-align="start" fo:text-indent="0cm" style:punctuation-wrap="hanging" style:writing-mode="lr-tb"/>
      <style:text-properties fo:font-size="17.6000003814697pt" fo:hyphenate="false"/>
    </style:style>
    <style:style style:name="MP9" style:family="paragraph">
      <style:paragraph-properties fo:margin-left="0cm" fo:margin-right="0cm" fo:margin-top="0.092cm" fo:margin-bottom="0cm" fo:line-height="100%" fo:text-align="start" fo:text-indent="0cm" style:punctuation-wrap="hanging" style:writing-mode="lr-tb" style:font-independent-line-spacing="true"/>
      <style:text-properties fo:font-size="17.6000003814697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25pt" fo:hyphenate="false"/>
    </style:style>
    <style:style style:name="MP11" style:family="paragraph">
      <style:paragraph-properties fo:text-align="start" style:font-independent-line-spacing="true"/>
      <style:text-properties fo:font-size="25pt"/>
    </style:style>
    <style:style style:name="MP12" style:family="paragraph">
      <style:paragraph-properties fo:text-align="start"/>
      <style:text-properties fo:font-size="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MP14" style:family="paragraph">
      <style:paragraph-properties fo:text-align="start" style:font-independent-line-spacing="true"/>
      <style:text-properties fo:font-size="8pt"/>
    </style:style>
    <style:style style:name="MP15" style:family="paragraph">
      <style:paragraph-properties fo:text-align="start"/>
      <style:text-properties fo:font-size="1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MP17" style:family="paragraph">
      <style:paragraph-properties fo:text-align="start" style:font-independent-line-spacing="true"/>
      <style:text-properties fo:font-size="12pt"/>
    </style:style>
    <style:style style:name="MP18" style:family="paragraph">
      <style:paragraph-properties fo:text-align="start"/>
      <style:text-properties fo:font-size="10pt"/>
    </style:style>
    <style:style style:name="MP19" style:family="paragraph">
      <style:paragraph-properties fo:margin-left="0cm" fo:margin-right="0cm" fo:margin-top="0.09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20" style:family="paragraph">
      <style:paragraph-properties fo:text-align="start" style:font-independent-line-spacing="true"/>
      <style:text-properties fo:font-size="10pt"/>
    </style:style>
    <style:style style:name="MP21" style:family="paragraph">
      <style:paragraph-properties fo:text-align="start"/>
      <style:text-properties fo:font-size="7pt"/>
    </style:style>
    <style:style style:name="MP22" style:family="paragraph">
      <style:paragraph-properties fo:margin-left="0cm" fo:margin-right="0cm" fo:margin-top="0.092cm" fo:margin-bottom="0cm" fo:line-height="100%" fo:text-align="start" fo:text-indent="0cm" style:punctuation-wrap="hanging" style:writing-mode="lr-tb"/>
      <style:text-properties fo:font-size="7pt" fo:hyphenate="false"/>
    </style:style>
    <style:style style:name="MP23" style:family="paragraph">
      <style:paragraph-properties fo:text-align="start" style:font-independent-line-spacing="true"/>
      <style:text-properties fo:font-size="7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5" style:family="paragraph">
      <style:paragraph-properties fo:text-align="start" style:font-independent-line-spacing="true"/>
      <style:text-properties fo:font-size="3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7" style:family="paragraph">
      <style:paragraph-properties fo:text-align="start"/>
      <style:text-properties fo:font-size="16pt"/>
    </style:style>
    <style:style style:name="M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Calibri Light" fo:font-size="21pt" fo:letter-spacing="normal" fo:font-style="normal" style:text-underline-style="none" fo:font-weight="normal" style:font-size-asian="21pt" style:font-style-asian="normal" style:font-weight-asian="normal" style:font-name-complex="Calibri" style:font-size-complex="21pt" style:font-style-complex="normal" style:font-weight-complex="normal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Calibri Light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 Light1" fo:font-size="13pt" fo:letter-spacing="normal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Calibri Light" fo:font-size="19pt" fo:letter-spacing="normal" fo:font-style="normal" style:text-underline-style="none" fo:font-weight="normal" style:font-size-asian="19pt" style:font-style-asian="normal" style:font-weight-asian="normal" style:font-name-complex="Calibri" style:font-size-complex="19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font-variant="normal" fo:text-transform="none" fo:color="#bfbfb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Arial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a6a6a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8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2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3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4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5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6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7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8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9" text:bullet-char="•">
        <style:list-level-properties text:space-before="0.389cm" text:min-label-width="0.276cm"/>
        <style:text-properties fo:font-family="Arial" style:font-family-generic="swiss" style:font-pitch="variable" fo:color="#a6a6a6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óster" style:page-layout-name="PM1" draw:style-name="Mdp2">
      <draw:custom-shape draw:name="Rectangle 6" draw:style-name="Mgr3" draw:text-style-name="MP4" draw:layer="Objetos de fondo" svg:width="27.999cm" svg:height="3.20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4" draw:layer="Objetos de fondo" svg:width="27.999cm" svg:height="0.728cm" svg:x="0cm" svg:y="2.4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8" draw:style-name="Mgr5" draw:text-style-name="MP5" draw:layer="backgroundobjects" svg:x1="0cm" svg:y1="2.477cm" svg:x2="27.999cm" svg:y2="2.477cm">
        <text:p/>
      </draw:line>
      <draw:custom-shape draw:name="Instructions" draw:style-name="Mgr6" draw:text-style-name="MP9" draw:layer="Objetos de fondo" svg:width="7.94cm" svg:height="21.679cm" svg:x="28.262cm" svg:y="0cm">
        <text:p text:style-name="MP6"><text:span text:style-name="MT1">Impresión:</text:span></text:p>
        <text:p text:style-name="MP6"><text:span text:style-name="MT2">Este póster tiene un ancho de 122 cm y una altura de 92 cm. Está diseñado para imprimirse en una impresora de formato grande.</text:span></text:p>
        <text:p text:style-name="MP7"><text:span text:style-name="MT3"/></text:p>
        <text:p text:style-name="MP6"><text:span text:style-name="MT4">Personalizar el contenido:</text:span></text:p>
        <text:p text:style-name="MP6"><text:span text:style-name="MT2">Los marcadores de posición de este póster ya tienen formato. Especifique los marcadores de posición para agregar texto o haga clic en un icono para agregar una tabla, un gráfico, un gráfico SmartArt, una imagen o un archivo multimedia.</text:span></text:p>
        <text:p text:style-name="MP8"><text:span text:style-name="MT2">Para agregar o quitar viñetas del texto, haga clic en el botón Viñetas de la pestaña Inicio.</text:span></text:p>
        <text:p text:style-name="MP8"><text:span text:style-name="MT2">Si necesita más marcadores de posición para títulos, contenido o texto del cuerpo, haga una copia de lo que necesite y arrástrela a su posición. Las guías inteligentes de PowerPoint le ayudarán a alinearla con el resto del contenido.</text:span></text:p>
        <text:p text:style-name="MP8"><text:span text:style-name="MT2">¿Desea usar sus propias imágenes en lugar de las nuestras? No hay problema. Haga clic en una imagen, pulse la tecla Supr y luego haga clic en el icono para agregar la image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5" presentation:style-name="Mpr4" draw:text-style-name="MP11" draw:layer="backgroundobjects" svg:width="19.249cm" svg:height="1.895cm" svg:x="0.738cm" svg:y="0.438cm" presentation:class="title" presentation:user-transformed="true">
        <draw:text-box>
          <text:p text:style-name="MP10"><text:span text:style-name="MT5">Pulse para editar el formato del texto de títuloHaga clic para modificar el estilo de título del patrón</text:span></text:p>
        </draw:text-box>
      </draw:frame>
      <draw:frame draw:name="Text Placeholder 6" presentation:style-name="Mpr5" draw:text-style-name="MP14" draw:layer="backgroundobjects" svg:width="19.248cm" svg:height="0.411cm" svg:x="0.738cm" svg:y="2.611cm" presentation:class="outline" presentation:user-transformed="true">
        <draw:text-box>
          <text:list text:style-name="ML5">
            <text:list-item>
              <text:p text:style-name="MP12"><text:span text:style-name="MT6">Pulse para editar el formato de esquema del texto</text:span></text:p>
              <text:list>
                <text:list-item>
                  <text:p text:style-name="MP12"><text:span text:style-name="MT6">Segundo nivel del esquema</text:span></text:p>
                  <text:list>
                    <text:list-item>
                      <text:p text:style-name="MP12"><text:span text:style-name="MT6">Tercer nivel del esquema</text:span></text:p>
                      <text:list>
                        <text:list-item>
                          <text:p text:style-name="MP12"><text:span text:style-name="MT6">Cuarto nivel del esquema</text:span></text:p>
                          <text:list>
                            <text:list-item>
                              <text:p text:style-name="MP12"><text:span text:style-name="MT6">Quinto nivel del esquema</text:span></text:p>
                              <text:list>
                                <text:list-item>
                                  <text:p text:style-name="MP12"><text:span text:style-name="MT6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Séptimo nivel del esquemaHaga clic para modificar el estilo de texto del patrón</text:span></text:p>
        </draw:text-box>
      </draw:frame>
      <draw:frame draw:name="Text Placeholder 6" presentation:style-name="Mpr6" draw:text-style-name="MP17" draw:layer="backgroundobjects" svg:width="8.166cm" svg:height="0.816cm" svg:x="0.729cm" svg:y="3.617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Text Placeholder 8" presentation:style-name="Mpr7" draw:text-style-name="MP20" draw:layer="backgroundobjects" svg:width="8.166cm" svg:height="1.742cm" svg:x="0.729cm" svg:y="4.538cm" presentation:class="outline" presentation:user-transformed="true">
        <draw:text-box>
          <text:list text:style-name="ML5">
            <text:list-item>
              <text:p text:style-name="MP18"><text:span text:style-name="MT8">Pulse para editar el formato de esquema del texto</text:span></text:p>
              <text:list>
                <text:list-item>
                  <text:p text:style-name="MP18"><text:span text:style-name="MT8">Segundo nivel del esquema</text:span></text:p>
                  <text:list>
                    <text:list-item>
                      <text:p text:style-name="MP18"><text:span text:style-name="MT8">Tercer nivel del esquema</text:span></text:p>
                      <text:list>
                        <text:list-item>
                          <text:p text:style-name="MP18"><text:span text:style-name="MT8">Cuarto nivel del esquema</text:span></text:p>
                          <text:list>
                            <text:list-item>
                              <text:p text:style-name="MP18"><text:span text:style-name="MT8">Quinto nivel del esquema</text:span></text:p>
                              <text:list>
                                <text:list-item>
                                  <text:p text:style-name="MP18"><text:span text:style-name="MT8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8">Séptimo nivel del esquemaType your question or a statement of the problem here</text:span></text:p>
        </draw:text-box>
      </draw:frame>
      <draw:frame draw:name="Text Placeholder 6" presentation:style-name="Mpr6" draw:text-style-name="MP17" draw:layer="backgroundobjects" svg:width="8.166cm" svg:height="0.816cm" svg:x="0.729cm" svg:y="6.697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1.79cm" svg:x="0.729cm" svg:y="7.572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0.729cm" svg:y="9.537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3.844cm" svg:x="0.729cm" svg:y="10.487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0.729cm" svg:y="14.6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4.654cm" svg:x="0.729cm" svg:y="15.522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9.916cm" svg:y="3.617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4.334cm" svg:x="9.916cm" svg:y="4.538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9.916cm" svg:y="9.14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4.269cm" svg:x="9.916cm" svg:y="10.062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9.916cm" svg:y="14.6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4.654cm" svg:x="9.916cm" svg:y="15.522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19.075cm" svg:y="3.617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4.665cm" svg:x="19.075cm" svg:y="4.538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10">Sev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10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10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7" presentation:style-name="Mpr8" draw:text-style-name="MP23" draw:layer="backgroundobjects" svg:width="8.166cm" svg:height="2.895cm" svg:x="19.075cm" svg:y="9.514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19.075cm" svg:y="12.611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2.77cm" svg:x="19.075cm" svg:y="13.532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6" draw:text-style-name="MP17" draw:layer="backgroundobjects" svg:width="8.166cm" svg:height="0.777cm" svg:x="19.075cm" svg:y="16.408cm" presentation:class="outline" presentation:user-transformed="true">
        <draw:text-box>
          <text:list text:style-name="ML5">
            <text:list-item>
              <text:p text:style-name="MP15"><text:span text:style-name="MT7">Pulse para editar el formato de esquema del texto</text:span></text:p>
              <text:list>
                <text:list-item>
                  <text:p text:style-name="MP15"><text:span text:style-name="MT7">Segundo nivel del esquema</text:span></text:p>
                  <text:list>
                    <text:list-item>
                      <text:p text:style-name="MP15"><text:span text:style-name="MT7">Tercer nivel del esquema</text:span></text:p>
                      <text:list>
                        <text:list-item>
                          <text:p text:style-name="MP15"><text:span text:style-name="MT7">Cuarto nivel del esquema</text:span></text:p>
                          <text:list>
                            <text:list-item>
                              <text:p text:style-name="MP15"><text:span text:style-name="MT7">Quinto nivel del esquema</text:span></text:p>
                              <text:list>
                                <text:list-item>
                                  <text:p text:style-name="MP15"><text:span text:style-name="MT7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7">Séptimo nivel del esquemaHeading</text:span></text:p>
        </draw:text-box>
      </draw:frame>
      <draw:frame draw:name="Content Placeholder 17" presentation:style-name="Mpr8" draw:text-style-name="MP23" draw:layer="backgroundobjects" svg:width="8.166cm" svg:height="2.845cm" svg:x="19.075cm" svg:y="17.331cm" presentation:class="outline" presentation:user-transformed="true">
        <draw:text-box>
          <text:list text:style-name="ML5">
            <text:list-item>
              <text:p text:style-name="MP21"><text:span text:style-name="MT9">Pulse para editar el formato de esquema del texto</text:span></text:p>
              <text:list>
                <text:list-item>
                  <text:p text:style-name="MP21"><text:span text:style-name="MT9">Segundo nivel del esquema</text:span></text:p>
                  <text:list>
                    <text:list-item>
                      <text:p text:style-name="MP21"><text:span text:style-name="MT9">Tercer nivel del esquema</text:span></text:p>
                      <text:list>
                        <text:list-item>
                          <text:p text:style-name="MP21"><text:span text:style-name="MT9">Cuarto nivel del esquema</text:span></text:p>
                          <text:list>
                            <text:list-item>
                              <text:p text:style-name="MP21"><text:span text:style-name="MT9">Quinto nivel del esquema</text:span></text:p>
                              <text:list>
                                <text:list-item>
                                  <text:p text:style-name="MP21"><text:span text:style-name="MT9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2"><text:span text:style-name="MT9">Séptimo nivel del esquemaUse this placeholder to add text or other conten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10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10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9" draw:text-style-name="MP25" draw:layer="backgroundobjects" svg:width="6.299cm" svg:height="0.291cm" svg:x="0.729cm" svg:y="20.487cm" presentation:class="date-time" presentation:user-transformed="true">
        <draw:text-box>
          <text:p text:style-name="MP24"><text:span text:style-name="MT11"><text:date style:data-style-name="D1" text:date-value="2014-09-22">22/09/14</text:date></text:span></text:p>
        </draw:text-box>
      </draw:frame>
      <draw:frame draw:name="Footer Placeholder 3" presentation:style-name="Mpr9" draw:text-style-name="MP25" draw:layer="backgroundobjects" svg:width="13.94cm" svg:height="0.291cm" svg:x="7.029cm" svg:y="20.487cm" presentation:class="footer" presentation:user-transformed="true">
        <draw:text-box>
          <text:p/>
        </draw:text-box>
      </draw:frame>
      <draw:frame draw:name="Slide Number Placeholder 4" presentation:style-name="Mpr9" draw:text-style-name="MP25" draw:layer="backgroundobjects" svg:width="6.299cm" svg:height="0.291cm" svg:x="20.97cm" svg:y="20.487cm" presentation:class="page-number" presentation:user-transformed="true">
        <draw:text-box>
          <text:p text:style-name="MP26"><text:span text:style-name="MT11"><text:page-number>&lt;número&gt;</text:page-number></text:span></text:p>
        </draw:text-box>
      </draw:frame>
      <draw:frame draw:name="Picture Placeholder 7" presentation:style-name="Mpr10" draw:text-style-name="MP4" draw:layer="backgroundobjects" svg:width="7.412cm" svg:height="2.451cm" svg:x="20.586cm" svg:y="0cm" presentation:class="outline" presentation:user-transformed="true">
        <draw:text-box>
          <text:list text:style-name="ML5">
            <text:list-item>
              <text:p text:style-name="MP27"><text:span text:style-name="MT12">Pulse para editar el formato de esquema del texto</text:span></text:p>
              <text:list>
                <text:list-item>
                  <text:p text:style-name="MP27"><text:span text:style-name="MT12">Segundo nivel del esquema</text:span></text:p>
                  <text:list>
                    <text:list-item>
                      <text:p text:style-name="MP27"><text:span text:style-name="MT12">Tercer nivel del esquema</text:span></text:p>
                      <text:list>
                        <text:list-item>
                          <text:p text:style-name="MP27"><text:span text:style-name="MT12">Cuarto nivel del esquema</text:span></text:p>
                          <text:list>
                            <text:list-item>
                              <text:p text:style-name="MP27"><text:span text:style-name="MT12">Quinto nivel del esquema</text:span></text:p>
                              <text:list>
                                <text:list-item>
                                  <text:p text:style-name="MP27"><text:span text:style-name="MT12">Sexto nivel del esquem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8"><text:span text:style-name="MT12">Séptimo nivel del esquemaHaga clic en el icono para agregar una imagen</text:span></text:p>
        </draw:text-box>
      </draw:frame>
      <presentation:notes style:page-layout-name="PM2">
        <draw:page-thumbnail presentation:style-name="Póster-title" draw:layer="backgroundobjects" svg:width="13.968cm" svg:height="10.476cm" svg:x="3.81cm" svg:y="2.123cm" presentation:class="page"/>
        <draw:frame presentation:style-name="Pós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23:58:29.620429967</meta:creation-date>
    <dc:date>2014-09-22T01:30:48.298531842</dc:date>
    <meta:editing-duration>PT14M29S</meta:editing-duration>
    <meta:editing-cycles>2</meta:editing-cycles>
    <meta:generator>LibreOffice/4.2.6.3$Linux_x86 LibreOffice_project/420m0$Build-3</meta:generator>
    <meta:document-statistic meta:object-count="126"/>
  </office:meta>
</office:document-meta>
</file>